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delta="http://www.deltaxml.com/ns/track-changes/delta-namespace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elta:remove-leaving-content-start delta:removal-change-idref="ct1" delta:end-element-idref="end1">
        <text:h text:style-name="Heading_20_1" text:outline-level="1"/>
      </delta:remove-leaving-content-start>
      <text:h text:style-name="Heading_20_1" text:outline-level="1" delta:insertion-change-idref="ct1" delta:insertion-type="insert-around-content">Imagine text <delta:removed-content delta:removal-change-idref="ct1">in a paragraph or heading.</delta:removed-content><delta:remove-leaving-content-end delta:end-element-id="end1"/><delta:removed-content delta:removal-change-idref="ct1"><text:p text:style-name="Standard"/></delta:removed-content><delta:remove-leaving-content-start delta:removal-change-idref="ct1" delta:end-element-idref="end2"><text:list xml:id="list284277851" text:style-name="L1"/></delta:remove-leaving-content-start><delta:removed-content delta:removal-change-idref="ct1"><text:list-item><text:p text:style-name="P1">Followed by a numbered list</text:p><text:list><text:list-item><text:p text:style-name="P1">followed by a second level numbered list</text:p></text:list-item></text:list></text:list-item></delta:removed-content><delta:remove-leaving-content-start delta:removal-change-idref="ct1" delta:end-element-idref="end3"><text:list-item/></delta:remove-leaving-content-start><delta:remove-leaving-content-start delta:removal-change-idref="ct1" delta:end-element-idref="end4"><text:p text:style-name="P1"/></delta:remove-leaving-content-start><delta:removed-content delta:removal-change-idref="ct1">Where a part of the text spanning both paragraph or heading and the list is subsequently </delta:removed-content>deleted.</text:h>
      <delta:remove-leaving-content-end delta:end-element-id="end4"/>
      <delta:remove-leaving-content-end delta:end-element-id="end3"/>
      <text:list xml:id="list284277851" text:style-name="L1" delta:insertion-change-idref="ct1" delta:insertion-type="insert-around-content">
        <text:list-item>
          <text:p text:style-name="P1">This is where the numbered list continues (now starts).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9T17:11:23</meta:creation-date>
    <meta:document-statistic meta:table-count="0" meta:image-count="0" meta:object-count="0" meta:page-count="1" meta:paragraph-count="5" meta:word-count="49" meta:character-count="266"/>
    <dc:date>2010-07-09T17:13:25</dc:date>
    <meta:editing-duration>PT00H02M02S</meta:editing-duration>
    <meta:editing-cycles>1</meta:editing-cycles>
    <meta:generator>OpenOffice.org/3.2$Unix OpenOffice.org_project/320m12$Build-9483</meta:generator>
  </office:meta>
</office:document-meta>
</file>